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ext_20_body" style:list-style-name="L1"/>
    <style:style style:name="P2" style:family="paragraph" style:parent-style-name="Text_20_body">
      <style:text-properties fo:font-weight="bold"/>
    </style:style>
    <style:style style:name="P3" style:family="paragraph" style:parent-style-name="Text_20_body" style:list-style-name="L2"/>
    <style:style style:name="P4" style:family="paragraph" style:parent-style-name="Text_20_body">
      <style:paragraph-properties fo:margin-top="0in" fo:margin-bottom="0in"/>
    </style:style>
    <style:style style:name="P5" style:family="paragraph" style:parent-style-name="Text_20_body" style:list-style-name="L1">
      <style:paragraph-properties fo:margin-top="0in" fo:margin-bottom="0in"/>
    </style:style>
    <style:style style:name="P6" style:family="paragraph" style:parent-style-name="Text_20_body" style:list-style-name="L2">
      <style:paragraph-properties fo:margin-top="0in" fo:margin-bottom="0in"/>
    </style:style>
    <style:style style:name="P7" style:family="paragraph" style:parent-style-name="Text_20_body">
      <style:paragraph-properties style:writing-mode="rl-tb"/>
    </style:style>
    <style:style style:name="T1" style:family="text">
      <style:text-properties fo:font-style="italic"/>
    </style:style>
    <style:style style:name="T2" style:family="text">
      <style:text-properties style:language-complex="he" style:country-complex="IL"/>
    </style:style>
    <style:style style:name="T3" style:family="text">
      <style:text-properties fo:font-size="10pt"/>
    </style:style>
    <style:style style:name="T4" style:family="text">
      <style:text-properties style:text-line-through-style="none" fo:font-style="italic" style:text-underline-style="none" style:text-blinking="false"/>
    </style:style>
    <style:style style:name="fr1" style:family="graphic" style:parent-style-name="Graphics">
      <style:graphic-properties fo:margin-left="0in" fo:margin-right="0in" fo:margin-top="0in" fo:margin-bottom="0in" style:vertical-pos="top" style:vertical-rel="baseline" fo:padding="0in" fo:border="0.0138in solid #000080"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text:bookmark text:name="Canaan_in_the_Hebrew_Bible"/>Canaan in the Hebrew Bible</text:h>
      <text:p text:style-name="P4"><draw:a xlink:type="simple" xlink:href="http://en.wikipedia.org/wiki/File:Map_Land_of_Israel.jpg"><draw:frame draw:style-name="fr1" draw:name="graphics1" text:anchor-type="as-char" svg:width="2.2598in" svg:height="3.1528in" draw:z-index="0"><draw:image xlink:href="http://upload.wikimedia.org/wikipedia/commons/thumb/c/cd/Map_Land_of_Israel.jpg/250px-Map_Land_of_Israel.jpg" xlink:type="simple" xlink:show="embed" xlink:actuate="onLoad"/></draw:frame></draw:a> </text:p>
      <text:p text:style-name="P4"><draw:a xlink:type="simple" xlink:href="http://en.wikipedia.org/wiki/File:Map_Land_of_Israel.jpg"><draw:frame draw:style-name="fr1" draw:name="graphics2" text:anchor-type="as-char" svg:width="0.1618in" svg:height="0.1256in" draw:z-index="1"><draw:image xlink:href="http://bits.wikimedia.org/static-1.21wmf5/skins/common/images/magnify-clip.png" xlink:type="simple" xlink:show="embed" xlink:actuate="onLoad"/></draw:frame></draw:a></text:p>
      <text:p text:style-name="Text_20_body">Map of Canaan, with the border defined by Numbers 34:1–12 shown in red.</text:p>
      <text:p text:style-name="Text_20_body">Canaan and the Canaanites are mentioned some 160 times in the Hebrew Bible, mostly in the <text:a xlink:type="simple" xlink:href="http://en.wikipedia.org/wiki/Pentateuch">Pentateuch</text:a> and the books of <text:a xlink:type="simple" xlink:href="http://en.wikipedia.org/wiki/Book_of_Joshua">Joshua</text:a> and <text:a xlink:type="simple" xlink:href="http://en.wikipedia.org/wiki/Book_of_Judges">Judges</text:a>.<text:bookmark text:name="cite_ref-Killebrew_2005_96_29-0"/><text:a xlink:type="simple" xlink:href="http://en.wikipedia.org/wiki/Canaan#cite_note-Killebrew_2005_96-29">[29]</text:a> Canaan first appears as one of <text:a xlink:type="simple" xlink:href="http://en.wikipedia.org/wiki/Noah">Noah</text:a>'s grandsons, cursed with perpetual slavery because his father Ham had "looked upon" the drunk and naked Noah; God later promises Canaan's land to <text:a xlink:type="simple" xlink:href="http://en.wikipedia.org/wiki/Abraham">Abraham</text:a> and eventually delivers it to the <text:a xlink:type="simple" xlink:href="http://en.wikipedia.org/wiki/Israelites">Israelites</text:a>.<text:bookmark text:name="cite_ref-Killebrew_2005_96_29-1"/><text:a xlink:type="simple" xlink:href="http://en.wikipedia.org/wiki/Canaan#cite_note-Killebrew_2005_96-29">[29]</text:a> The Biblical history has become increasingly problematic as the archaeological and textual evidence supports the idea that the early Israelites were in fact themselves Canaanites.<text:bookmark text:name="cite_ref-Killebrew_2005_96_29-2"/><text:a xlink:type="simple" xlink:href="http://en.wikipedia.org/wiki/Canaan#cite_note-Killebrew_2005_96-29">[29]</text:a></text:p>
      <text:p text:style-name="Text_20_body">The <text:a xlink:type="simple" xlink:href="http://en.wikipedia.org/wiki/Hebrew_Bible">Hebrew Bible</text:a> lists borders for the land of Canaan. Numbers 34:2 includes the phrase "the land of Canaan as defined by its borders." The borders are then delineated in Numbers 34:3–12. The term "Canaanites" in Biblical Hebrew is applied especially to the inhabitants of the lower regions, along the sea coast and on the shores of Jordan, as opposed to the inhabitants of the mountainous regions. By the time of the Second Temple, "Canaanite" in Hebrew had come to be not an ethnic designation, so much as a general synonym for "merchant", as it is interpreted in, for example, Job 40:30, or Proverbs 31:24.<text:bookmark text:name="cite_ref-30"/><text:a xlink:type="simple" xlink:href="http://en.wikipedia.org/wiki/Canaan#cite_note-30">[30]</text:a></text:p>
      <text:p text:style-name="Text_20_body">John N. Oswalt notes that "Canaan consists of the land west of the Jordan and is distinguished from the area east of the Jordan." Oswalt then goes on to say that in Scripture Canaan "takes on a theological character" as "the land which is God's gift" and "the place of abundance".<text:bookmark text:name="cite_ref-31"/><text:a xlink:type="simple" xlink:href="http://en.wikipedia.org/wiki/Canaan#cite_note-31">[31]</text:a></text:p>
      <text:p text:style-name="Text_20_body">The Hebrew Bible describes the Israelite conquest of Canaan in the "<text:a xlink:type="simple" xlink:href="http://en.wikipedia.org/wiki/Nevi%27im">Former Prophets</text:a>" (<text:span text:style-name="T1">Nevi'im Rishonim</text:span> [נביאים ראשונים] ), viz. the books of Joshua, Judges, 1st &amp; 2nd Samuel, 1st &amp; 2nd Kings. These five books of the Old Testament canon give the narrative of the Israelites after the death of Moses and Joshua leading them into Canaan.<text:bookmark text:name="cite_ref-32"/><text:a xlink:type="simple" xlink:href="http://en.wikipedia.org/wiki/Canaan#cite_note-32">[32]</text:a> In 586 BC, the Israelites in turn lost the land to the Babylonians. These narratives of the Former Prophets are also "part of a larger work, called the <text:a xlink:type="simple" xlink:href="http://en.wikipedia.org/wiki/Deuteronomistic_History">Deuteronomistic History</text:a>".<text:bookmark text:name="cite_ref-33"/><text:a xlink:type="simple" xlink:href="http://en.wikipedia.org/wiki/Canaan#cite_note-33">[33]</text:a></text:p>
      <text:h text:style-name="Heading_20_3" text:outline-level="3"><text:bookmark text:name="Biblical_Canaanites"/>Biblical Canaanites</text:h>
      <text:p text:style-name="P7">The part of the book of <text:a xlink:type="simple" xlink:href="http://en.wikipedia.org/wiki/Book_of_Genesis">Genesis</text:a> in the <text:a xlink:type="simple" xlink:href="http://en.wikipedia.org/wiki/Hebrew_Bible">Hebrew Bible</text:a> often called the <text:a xlink:type="simple" xlink:href="http://en.wikipedia.org/wiki/Table_of_Nations">Table of Nations</text:a> describes the <text:soft-page-break/>Canaanites as being descended from an ancestor called <text:a xlink:type="simple" xlink:href="http://en.wikipedia.org/wiki/Canaan_%28Biblical_figure%29">Canaan</text:a> The son of Ham, the Grandson of Noah (<text:a xlink:type="simple" xlink:href="http://en.wikipedia.org/wiki/Hebrew_language">Hebrew</text:a>: <text:span text:style-name="T2">כְּנַעַן</text:span>, <text:span text:style-name="T1">Knaan</text:span>), saying (<text:a xlink:type="simple" xlink:href="http://www.biblegateway.com/passage/?search=Genesis%2010:15–19;&amp;version=31;">Genesis 10:15–19</text:a>):</text:p>
      <text:p text:style-name="Quotations">Canaan is the father of <text:a xlink:type="simple" xlink:href="http://en.wikipedia.org/wiki/Sidon#The_Biblical_Sidon">Sidon</text:a>, his firstborn; and of the <text:a xlink:type="simple" xlink:href="http://en.wikipedia.org/wiki/Hittites">Hittites</text:a>, <text:a xlink:type="simple" xlink:href="http://en.wikipedia.org/wiki/Jebusites">Jebusites</text:a>, <text:a xlink:type="simple" xlink:href="http://en.wikipedia.org/wiki/Amorites">Amorites</text:a>, <text:a xlink:type="simple" xlink:href="http://en.wikipedia.org/wiki/Girgashites">Girgashites</text:a>, <text:a xlink:type="simple" xlink:href="http://en.wikipedia.org/wiki/Hivites">Hivites</text:a>, <text:a xlink:type="simple" xlink:href="http://en.wikipedia.org/wiki/Arkites">Arkites</text:a>, <text:a xlink:type="simple" xlink:href="http://en.wikipedia.org/wiki/Sinite">Sinites</text:a>, <text:a xlink:type="simple" xlink:href="http://en.wikipedia.org/wiki/Arvadites">Arvadites</text:a>, <text:a xlink:type="simple" xlink:href="http://en.wikipedia.org/wiki/Zemarites">Zemarites</text:a>, and <text:a xlink:type="simple" xlink:href="http://en.wikipedia.org/wiki/Hamathites">Hamathites</text:a>. Later the Canaanite clans scattered, and the borders of Canaan reached [across the Mediterranean coast] from Sidon toward Gerar as far as Gaza, and then [inland around the Jordan Valley] toward <text:a xlink:type="simple" xlink:href="http://en.wikipedia.org/wiki/Sodom_and_Gomorrah">Sodom</text:a>, <text:a xlink:type="simple" xlink:href="http://en.wikipedia.org/wiki/Sodom_and_Gomorrah">Gomorrah</text:a>, Admah and Zeboiim, as far as Lasha.</text:p>
      <text:p text:style-name="Text_20_body">The <text:a xlink:type="simple" xlink:href="http://en.wikipedia.org/wiki/Sidon">Sidon</text:a> whom the Table identifies as the firstborn son of Canaan has the same name as that of the coastal city of Sidon, in Lebanon. This city dominated the Phoenician coast, and may have enjoyed hegemony over a number of ethnic groups, who are said to belong to the "Land of Canaan".</text:p>
      <text:p text:style-name="Text_20_body">Similarly, Canaanite populations are said to have inhabited:</text:p>
      <text:list xml:id="list769829441" text:style-name="L1">
        <text:list-item>
          <text:p text:style-name="P5">the <text:a xlink:type="simple" xlink:href="http://en.wikipedia.org/wiki/Mediterranean">Mediterranean</text:a> coastlands (<text:a xlink:type="simple" xlink:href="http://www.biblegateway.com/passage/?search=Joshua%205:1;&amp;version=31;">Joshua 5:1</text:a>), including <text:a xlink:type="simple" xlink:href="http://en.wikipedia.org/wiki/Lebanon">Lebanon</text:a> corresponding to Phoenicia (<text:a xlink:type="simple" xlink:href="http://www.biblegateway.com/passage/?search=Isaiah%2023:11;&amp;version=31;">Isaiah 23:11</text:a>) and the <text:a xlink:type="simple" xlink:href="http://en.wikipedia.org/wiki/Gaza_Strip">Gaza Strip</text:a> corresponding to <text:a xlink:type="simple" xlink:href="http://en.wikipedia.org/wiki/Philistia">Philistia</text:a> (<text:a xlink:type="simple" xlink:href="http://www.biblegateway.com/passage/?search=Zephaniah%202:5;&amp;version=31;">Zephania 2:5</text:a>). </text:p>
        </text:list-item>
        <text:list-item>
          <text:p text:style-name="P1">the <text:a xlink:type="simple" xlink:href="http://en.wikipedia.org/wiki/Jordan_Valley_%28Middle_East%29">Jordan Valley</text:a> (<text:a xlink:type="simple" xlink:href="http://www.biblegateway.com/passage/?search=Joshua%2011:3;&amp;version=31;">Joshua 11:3</text:a>, <text:a xlink:type="simple" xlink:href="http://www.biblegateway.com/passage/?search=Numbers%2013:29;&amp;version=31;">Numbers 13:29</text:a>, <text:a xlink:type="simple" xlink:href="http://www.biblegateway.com/passage/?search=Genesis%2013:12;&amp;version=31;">Genesis 13:12</text:a>). </text:p>
        </text:list-item>
      </text:list>
      <text:p text:style-name="P7">The Canaanites (<text:a xlink:type="simple" xlink:href="http://en.wikipedia.org/wiki/Hebrew_language">Hebrew</text:a>: <text:span text:style-name="T2">כנענים</text:span>, <text:a xlink:type="simple" xlink:href="http://en.wikipedia.org/wiki/Modern_Israeli_Hebrew"><text:span text:style-name="T3">Modern</text:span></text:a> <text:span text:style-name="T4">Kna'anim</text:span> <text:a xlink:type="simple" xlink:href="http://en.wikipedia.org/wiki/Tiberian_vocalization"><text:span text:style-name="T3">Tiberian</text:span></text:a> <text:span text:style-name="T4">Kənaʻănîm</text:span>) are said to have been one of seven regional ethnic divisions or "nations" driven out before the <text:a xlink:type="simple" xlink:href="http://en.wikipedia.org/wiki/Israelites">Israelites</text:a> following the <text:a xlink:type="simple" xlink:href="http://en.wikipedia.org/wiki/The_Exodus">Exodus</text:a>. Specifically, the other nations include the <text:a xlink:type="simple" xlink:href="http://en.wikipedia.org/wiki/Hittites_in_the_Bible">Hittites</text:a>, the <text:a xlink:type="simple" xlink:href="http://en.wikipedia.org/wiki/Girgashites">Girgashites</text:a>, the <text:a xlink:type="simple" xlink:href="http://en.wikipedia.org/wiki/Amorites">Amorites</text:a>, the <text:a xlink:type="simple" xlink:href="http://en.wikipedia.org/wiki/Perizzites">Perizzites</text:a>, the <text:a xlink:type="simple" xlink:href="http://en.wikipedia.org/wiki/Hivites">Hivites</text:a>, and the <text:a xlink:type="simple" xlink:href="http://en.wikipedia.org/wiki/Jebusites">Jebusites</text:a> (<text:a xlink:type="simple" xlink:href="http://www.biblegateway.com/passage/?search=Deuteronomy%207:1;&amp;version=31;">Deuteronomy 7:1</text:a>).</text:p>
      <text:p text:style-name="Text_20_body">According to the <text:a xlink:type="simple" xlink:href="http://en.wikipedia.org/wiki/Book_of_Jubilees"><text:span text:style-name="T1">Book of Jubilees</text:span></text:a>, the Israelite conquest of Canaan, and the curse, are attributed to Canaan's steadfast refusal to join his elder brothers in Ham's allotment beyond the Nile, and instead "squatting" on the eastern shores of the Mediterranean, within the inheritance delineated for Shem.</text:p>
      <text:p text:style-name="Text_20_body">One of the <text:a xlink:type="simple" xlink:href="http://en.wikipedia.org/wiki/613_mitzvot">613 mitzvot</text:a> (precisely n. 596) prescribes that no inhabitants of the cities of six Canaanite nations, the same as mentioned in 7:1, minus the Girgashites, were to be left alive.</text:p>
      <text:p text:style-name="Text_20_body">While the Hebrew Bible contrasts the Canaanites ethnically from the <text:a xlink:type="simple" xlink:href="http://en.wikipedia.org/wiki/Ancient_Israelites">Ancient Israelites</text:a>, modern scholars consider the <text:a xlink:type="simple" xlink:href="http://en.wikipedia.org/wiki/Kingdoms_of_Israel_and_Judah">kingdoms of Israel and Judah</text:a> to be a subset of Canaanite culture on archaeological and linguistic grounds.<text:bookmark text:name="cite_ref-autogenerated1_14-1"/><text:a xlink:type="simple" xlink:href="http://en.wikipedia.org/wiki/Canaan#cite_note-autogenerated1-14">[14]</text:a><text:bookmark text:name="cite_ref-34"/><text:a xlink:type="simple" xlink:href="http://en.wikipedia.org/wiki/Canaan#cite_note-34">[34]</text:a></text:p>
      <text:p text:style-name="Standard"/>
      <text:p text:style-name="Standard"/>
      <text:p text:style-name="P2">Biblical characters</text:p>
      <text:list xml:id="list1691706325" text:style-name="L2">
        <text:list-item>
          <text:p text:style-name="P6">Canaan, son of Ham (Gen. 10:6) (not attested in historical records) </text:p>
        </text:list-item>
        <text:list-item>
          <text:p text:style-name="P6"><text:a xlink:type="simple" xlink:href="http://en.wikipedia.org/wiki/Sidon">Sidon</text:a>, son of Canaan (Gen. 10:15) (not attested in historical records) </text:p>
        </text:list-item>
        <text:list-item>
          <text:p text:style-name="P6"><text:a xlink:type="simple" xlink:href="http://en.wikipedia.org/wiki/Heth">Heth</text:a>, firstborn son of Canaan (Gen. 10:15) (not attested in historical records) </text:p>
        </text:list-item>
        <text:list-item>
          <text:p text:style-name="P6"><text:a xlink:type="simple" xlink:href="http://en.wikipedia.org/wiki/Cronus">Cronos</text:a> (Ilus), founder of <text:a xlink:type="simple" xlink:href="http://en.wikipedia.org/wiki/Byblos">Byblos</text:a> according to <text:a xlink:type="simple" xlink:href="http://en.wikipedia.org/wiki/Sanchuniathon">Sanchuniathon</text:a> </text:p>
        </text:list-item>
        <text:list-item>
          <text:p text:style-name="P6"><text:a xlink:type="simple" xlink:href="http://en.wikipedia.org/wiki/Mamre">Mamre</text:a>, an Amorite chieftain (Gen. 13:18) </text:p>
        </text:list-item>
        <text:list-item>
          <text:p text:style-name="P6"><text:a xlink:type="simple" xlink:href="http://en.wikipedia.org/w/index.php?title=Makamaron&amp;action=edit&amp;redlink=1">Makamaron</text:a>, king of Canaan (Jubilees 46:6) </text:p>
        </text:list-item>
        <text:list-item>
          <text:p text:style-name="P6"><text:a xlink:type="simple" xlink:href="http://en.wikipedia.org/wiki/Sihon">Sihon</text:a>, king of Amorites (Deut 1:4) </text:p>
        </text:list-item>
        <text:list-item>
          <text:p text:style-name="P6"><text:a xlink:type="simple" xlink:href="http://en.wikipedia.org/wiki/Og">Og</text:a>, king of <text:a xlink:type="simple" xlink:href="http://en.wikipedia.org/wiki/Bashan">Bashan</text:a> (Deut 1:4) </text:p>
        </text:list-item>
        <text:list-item>
          <text:p text:style-name="P6"><text:a xlink:type="simple" xlink:href="http://en.wikipedia.org/wiki/Adonizedek">Adonizedek</text:a>, king of <text:a xlink:type="simple" xlink:href="http://en.wikipedia.org/wiki/Jerusalem">Jerusalem</text:a> (Josh. 10:1) </text:p>
        </text:list-item>
        <text:list-item>
          <text:p text:style-name="P6"><text:a xlink:type="simple" xlink:href="http://en.wikipedia.org/wiki/Debir">Debir</text:a>, king of <text:a xlink:type="simple" xlink:href="http://en.wikipedia.org/wiki/Eglon,_Canaan">Eglon</text:a> (Josh. 10:3) </text:p>
        </text:list-item>
        <text:list-item>
          <text:p text:style-name="P3"><text:a xlink:type="simple" xlink:href="http://en.wikipedia.org/wiki/Jabin">Jabin</text:a>, name of two kings of <text:a xlink:type="simple" xlink:href="http://en.wikipedia.org/wiki/Tel_Hazor">Hazor</text:a> (Josh. 11:1; Judges 5:6) </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Arial Unicode MS" style:font-size-asian="18pt" style:font-weight-asian="bold" style:font-name-complex="Arial Unicode MS"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Arial Unicode MS" style:font-size-asian="14pt" style:font-weight-asian="bold" style:font-name-complex="Arial Unicode MS" style:font-size-complex="14pt" style:font-weight-complex="bold"/>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2-12-20T23:08:28</meta:creation-date>
    <dc:date>2012-12-20T23:10:03</dc:date>
    <meta:editing-duration>PT1M35S</meta:editing-duration>
    <meta:editing-cycles>2</meta:editing-cycles>
    <meta:generator>LibreOffice/3.3$Unix LibreOffice_project/330m18$Build-4</meta:generator>
    <meta:document-statistic meta:table-count="0" meta:image-count="2" meta:object-count="0" meta:page-count="2" meta:paragraph-count="31" meta:word-count="815" meta:character-count="5001"/>
  </office:meta>
</office:document-meta>
</file>